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11.24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0" table:style-name="ta1">
        <table:shapes>
          <draw:frame draw:z-index="0" draw:style-name="gr1" draw:text-style-name="P1" svg:width="160mm" svg:height="89.75mm" svg:x="136.85mm" svg:y="15.8mm">
            <loext:p draw:notify-on-update-of-ranges="'0'.B1:'0'.B1 '0'.B2:'0'.B21 '0'.C1:'0'.C1 '0'.C2:'0'.C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arting experiment..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ghtness (%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urrent (A)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<text:s/>Tavg</text:p>
          </table:table-cell>
          <table:table-cell office:value-type="string" calcext:value-type="string">
            <text:p><text:s/>Tro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00/00/00</text:date>, <text:time style:data-style-name="N2" text:time-value="15:05:09.869375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6T15:05:49.225014462</dc:date>
    <meta:editing-duration>PT5M12S</meta:editing-duration>
    <meta:editing-cycles>4</meta:editing-cycles>
    <meta:generator>LibreOffice/5.1.6.2$Linux_X86_64 LibreOffice_project/10m0$Build-2</meta:generator>
    <meta:document-statistic meta:table-count="1" meta:cell-count="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8.976cm" xlink:href=".." xlink:type="simple" chart:class="chart:line" chart:style-name="ch1">
        <chart:legend chart:legend-position="end" svg:x="13.149cm" svg:y="3.94cm" style:legend-expansion="high" chart:style-name="ch2"/>
        <chart:plot-area chart:style-name="ch3" table:cell-range-address="'0'.B1:'0'.C21" chart:data-source-has-labels="row" svg:x="0.32cm" svg:y="0.179cm" svg:width="12.509cm" svg:height="8.618cm">
          <chartooo:coordinate-region svg:x="0.756cm" svg:y="0.378cm" svg:width="11.701cm" svg:height="7.7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'.B2:'0'.B21" chart:label-cell-address="'0'.B1:'0'.B1" chart:class="chart:line">
            <chart:data-point chart:repeated="20"/>
          </chart:series>
          <chart:series chart:style-name="ch7" chart:values-cell-range-address="'0'.C2:'0'.C21" chart:label-cell-address="'0'.C1:'0'.C1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0'.B1:'0'.B1</svg:desc>
                </draw:g>
              </table:table-cell>
              <table:table-cell office:value-type="string">
                <text:p/>
                <draw:g>
                  <svg:desc>'0'.C1:'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0'.B2:'0'.B21</svg:desc>
                </draw:g>
              </table:table-cell>
              <table:table-cell office:value-type="float" office:value="NaN">
                <text:p>NaN</text:p>
                <draw:g>
                  <svg:desc>'0'.C2:'0'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